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ETAILS</text:p>
          </table:table-cell>
        </table:table-row>
        <table:table-row table:style-name="ro1">
          <table:table-cell office:value-type="string">
            <text:p>albumcovers</text:p>
          </table:table-cell>
          <table:table-cell office:value-type="string">
            <text:p>Album Covers</text:p>
          </table:table-cell>
          <table:table-cell office:value-type="string">
            <text:p>Album Cover Art</text:p>
          </table:table-cell>
          <table:table-cell office:value-type="string">
            <text:p>A collection of music album cover art.</text:p>
          </table:table-cell>
        </table:table-row>
        <table:table-row table:style-name="ro1">
          <table:table-cell office:value-type="string">
            <text:p>animated</text:p>
          </table:table-cell>
          <table:table-cell office:value-type="string">
            <text:p>Animated Gifs</text:p>
          </table:table-cell>
          <table:table-cell/>
          <table:table-cell office:value-type="string">
            <text:p>A collection of animated gif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25in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/00/0000</text:date>, <text:time style:data-style-name="N2" text:time-value="0000-00-00T13:42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is Kaylor</meta:initial-creator>
    <meta:creation-date>2013-01-23T10:08:06</meta:creation-date>
    <dc:date>2014-03-02T13:45:03</dc:date>
    <dc:creator>Curtis Kaylor</dc:creator>
    <meta:editing-duration>PT48S</meta:editing-duration>
    <meta:editing-cycles>7</meta:editing-cycles>
    <meta:generator>LibreOffice/3.6$Linux_x86 LibreOffice_project/360m1$Build-2</meta:generator>
    <meta:document-statistic meta:table-count="1" meta:cell-count="11" meta:object-count="0"/>
  </office:meta>
</office:document-meta>
</file>